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 officeooo:rsid="000c7d23" officeooo:paragraph-rsid="000c7d23"/>
    </style:style>
    <style:style style:name="P2" style:family="paragraph" style:parent-style-name="Text_20_body" style:list-style-name="L1">
      <style:text-properties fo:language="ru" fo:country="RU" officeooo:rsid="000d2bde" officeooo:paragraph-rsid="000d2bde"/>
    </style:style>
    <style:style style:name="P3" style:family="paragraph" style:parent-style-name="Text_20_body" style:list-style-name="L1">
      <style:text-properties fo:language="ru" fo:country="RU" officeooo:rsid="000c7d23" officeooo:paragraph-rsid="000c7d23"/>
    </style:style>
    <style:style style:name="P4" style:family="paragraph" style:parent-style-name="Text_20_body" style:list-style-name="L1">
      <style:text-properties fo:language="ru" fo:country="RU" officeooo:rsid="000e16db" officeooo:paragraph-rsid="000e16db"/>
    </style:style>
    <style:style style:name="P5" style:family="paragraph" style:parent-style-name="Text_20_body" style:list-style-name="L1">
      <style:text-properties fo:language="ru" fo:country="RU" officeooo:rsid="00107f99" officeooo:paragraph-rsid="00107f99"/>
    </style:style>
    <style:style style:name="P6" style:family="paragraph" style:parent-style-name="Text_20_body" style:list-style-name="L1">
      <style:text-properties fo:language="ru" fo:country="RU" officeooo:rsid="00115422" officeooo:paragraph-rsid="00115422"/>
    </style:style>
    <style:style style:name="P7" style:family="paragraph" style:parent-style-name="Text_20_body" style:list-style-name="L1">
      <style:text-properties fo:language="ru" fo:country="RU" officeooo:rsid="00121458" officeooo:paragraph-rsid="0012c868"/>
    </style:style>
    <style:style style:name="P8" style:family="paragraph" style:parent-style-name="Text_20_body" style:list-style-name="L1">
      <style:text-properties fo:language="ru" fo:country="RU" officeooo:rsid="0012c868" officeooo:paragraph-rsid="0012c868"/>
    </style:style>
    <style:style style:name="T1" style:family="text">
      <style:text-properties officeooo:rsid="000d2bde"/>
    </style:style>
    <style:style style:name="T2" style:family="text">
      <style:text-properties officeooo:rsid="000e16db"/>
    </style:style>
    <style:style style:name="T3" style:family="text">
      <style:text-properties officeooo:rsid="00115422"/>
    </style:style>
    <style:style style:name="T4" style:family="text">
      <style:text-properties officeooo:rsid="00121458"/>
    </style:style>
    <style:style style:name="T5" style:family="text">
      <style:text-properties officeooo:rsid="0012c868"/>
    </style:style>
    <style:style style:name="T6" style:family="text">
      <style:text-properties officeooo:rsid="0013b349"/>
    </style:style>
    <style:style style:name="T7" style:family="text">
      <style:text-properties officeooo:rsid="001544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NTP (приложение для решения задач учеников: отслеживание продуктивности, <text:span text:style-name="T1">записки, задачи, планирование</text:span>)</text:h>
      <text:list text:style-name="L1">
        <text:list-item>
          <text:p text:style-name="P2">mainWindow</text:p>
          <text:list>
            <text:list-item>
              <text:p text:style-name="P2">mainWidget</text:p>
              <text:list>
                <text:list-item>
                  <text:p text:style-name="P3"><text:span text:style-name="T1">m</text:span>anager<text:span text:style-name="T1">Widget</text:span> (<text:span text:style-name="T1">отслеживание продуктивности</text:span>) <text:span text:style-name="T1">(tabWidget)</text:span></text:p>
                  <text:list>
                    <text:list-item>
                      <text:p text:style-name="P2">marksWidget (оценки)</text:p>
                      <text:list>
                        <text:list-item>
                          <text:p text:style-name="P4">marksTableWidget (таблица с оценками)</text:p>
                        </text:list-item>
                      </text:list>
                    </text:list-item>
                    <text:list-item>
                      <text:p text:style-name="P2">progressWidget (<text:span text:style-name="T2">графики с прогрессом (по оценкам, по выполненным и невыполненным задачам, просроченным задачам, по ничего не деланию, по занятости)</text:span>)</text:p>
                    </text:list-item>
                  </text:list>
                </text:list-item>
                <text:list-item>
                  <text:p text:style-name="P3"><text:span text:style-name="T1">n</text:span>otes<text:span text:style-name="T1">Widget</text:span> <text:span text:style-name="T1">(записки)</text:span></text:p>
                  <text:list>
                    <text:list-item>
                      <text:p text:style-name="P5">notesVBoxLayout (список записок с возможностью распределения по папкам)</text:p>
                      <text:list>
                        <text:list-item>
                          <text:p text:style-name="P5">noteWidget (записка в кратком виде, для чтения, выглядит как линия:</text:p>
                          <text:p text:style-name="P5">Категория | Проект | Название | Описание | Напоминание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t</text:span>racker<text:span text:style-name="T1">Widget</text:span> <text:span text:style-name="T1">(задачи)</text:span></text:p>
                  <text:list>
                    <text:list-item>
                      <text:p text:style-name="P5">trackerVBoxLayout (список задач с возможностью распределения по папкам и по важности, важность вычисляется по оставшемуся сроку, по возрасту, по приоритету)</text:p>
                      <text:list>
                        <text:list-item>
                          <text:p text:style-name="P5">trackerWidget (задача в кратком виде, для чтения, выглядит как линия, <text:span text:style-name="T3">разного цвета от важности(красный - зелёный)</text:span>:</text:p>
                          <text:p text:style-name="P5">Категория | Проект | Название | Описание | Напоминание | Срок | Возраст | Приоритет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p</text:span>lanner<text:span text:style-name="T1">Widget</text:span> <text:span text:style-name="T1">(планирование)</text:span></text:p>
                  <text:list>
                    <text:list-item>
                      <text:p text:style-name="P6">plannerTableWidget (таблица, представление недели (или установленного количества дней пользователем (например 3 дня, или 2 недели) с распределением недели, за неделей, каждый день на своём месте, под пон., вт.), <text:span text:style-name="T4">7 столбиков изначально 1 ряд, в каждом по одному eventWidget)</text:span></text:p>
                      <text:list>
                        <text:list-item>
                          <text:p text:style-name="P7">eventWidget (<text:span text:style-name="T5">представление задач в виде </text:span><text:span text:style-name="T6">прямоугольника</text:span><text:span text:style-name="T5">: </text:span></text:p>
                          <text:p text:style-name="P7"><text:span text:style-name="T5">Название | Промежуток времени '\n' Описание...,</text:span></text:p>
                          <text:p text:style-name="P8">распол<text:span text:style-name="T7">а</text:span>гагаются по по-минутной шкале (слева от таблицы)<text:span text:style-name="T6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60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9:25:40.162145657</meta:creation-date>
    <dc:date>2024-03-20T21:02:09.127921143</dc:date>
    <meta:editing-duration>PT4H46M28S</meta:editing-duration>
    <meta:editing-cycles>5</meta:editing-cycles>
    <meta:generator>LibreOffice/24.2.1.2$Linux_X86_64 LibreOffice_project/420$Build-2</meta:generator>
    <meta:document-statistic meta:table-count="0" meta:image-count="0" meta:object-count="0" meta:page-count="1" meta:paragraph-count="20" meta:word-count="198" meta:character-count="1463" meta:non-whitespace-character-count="1299"/>
  </office:meta>
</office:document-meta>
</file>